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8896in" fo:margin-left="0in" fo:margin-top="0in" fo:margin-bottom="0in" table:align="left"/>
    </style:style>
    <style:style style:name="Table1.A" style:family="table-column">
      <style:table-column-properties style:column-width="3.9368in"/>
    </style:style>
    <style:style style:name="Table1.B" style:family="table-column">
      <style:table-column-properties style:column-width="2.9521in"/>
    </style:style>
    <style:style style:name="Table1.1" style:family="table-row">
      <style:table-row-properties style:min-row-height="1.85in" fo:keep-together="auto"/>
    </style:style>
    <style:style style:name="Table1.A1" style:family="table-cell">
      <style:table-cell-properties style:vertical-align="" fo:padding="0in" fo:border="none"/>
    </style:style>
    <style:style style:name="P1" style:family="paragraph" style:parent-style-name="Standard">
      <style:paragraph-properties fo:line-height="130%"/>
    </style:style>
    <style:style style:name="P2" style:family="paragraph" style:parent-style-name="Standard" style:master-page-name="Standard">
      <style:paragraph-properties fo:margin-top="0in" fo:margin-bottom="0.2583in" loext:contextual-spacing="false" fo:line-height="100%" style:page-number="1"/>
      <style:text-properties fo:font-size="10pt" style:font-size-asian="10pt" style:font-size-complex="10pt"/>
    </style:style>
    <style:style style:name="P3" style:family="paragraph" style:parent-style-name="Standard">
      <style:paragraph-properties fo:margin-top="0in" fo:margin-bottom="0in" loext:contextual-spacing="false" fo:line-height="176%"/>
    </style:style>
    <style:style style:name="P4" style:family="paragraph" style:parent-style-name="Standard">
      <style:paragraph-properties fo:margin-top="0in" fo:margin-bottom="0in" loext:contextual-spacing="false" fo:line-height="100%"/>
      <style:text-properties fo:font-size="10pt" style:font-size-asian="10pt" style:font-size-complex="10pt"/>
    </style:style>
    <style:style style:name="P5" style:family="paragraph" style:parent-style-name="Standard">
      <style:paragraph-properties fo:margin-top="0.0835in" fo:margin-bottom="0in" loext:contextual-spacing="false" fo:line-height="130%"/>
    </style:style>
    <style:style style:name="P6" style:family="paragraph" style:parent-style-name="Standard">
      <style:paragraph-properties fo:margin-top="0.1965in" fo:margin-bottom="0in" loext:contextual-spacing="false" fo:line-height="130%"/>
    </style:style>
    <style:style style:name="P7" style:family="paragraph" style:parent-style-name="Standard">
      <style:paragraph-properties fo:margin-top="0in" fo:margin-bottom="0.1937in" loext:contextual-spacing="false" fo:line-height="100%"/>
      <style:text-properties fo:font-size="10pt" style:font-size-asian="10pt" style:font-size-complex="10pt"/>
    </style:style>
    <style:style style:name="P8" style:family="paragraph" style:parent-style-name="Standard" style:list-style-name="WWNum1">
      <style:paragraph-properties fo:margin-left="0.5in" fo:margin-right="0in" fo:text-indent="-0.25in" style:auto-text-indent="false"/>
    </style:style>
    <style:style style:name="T1" style:family="text">
      <style:text-properties fo:font-size="8pt" style:font-size-asian="8pt" style:font-size-complex="8pt"/>
    </style:style>
    <style:style style:name="T2"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le1" table:style-name="Table1">
        <table:table-column table:style-name="Table1.A"/>
        <table:table-column table:style-name="Table1.B"/>
        <table:table-row table:style-name="Table1.1">
          <table:table-cell table:style-name="Table1.A1" office:value-type="string">
            <text:p text:style-name="P3"><text:span text:style-name="T1">&lt;Vorname&gt; &lt;Nachname&gt;, &lt;Straße&gt; &lt;Hausnr.&gt;, &lt;Postleitzahl&gt; &lt;Ort&gt;</text:span></text:p>
            <text:p text:style-name="P4"/>
            <text:p text:style-name="P4"/>
            <text:p text:style-name="P4"/>
            <text:p text:style-name="P5">Musterempfänger</text:p>
            <text:p text:style-name="P1">Musterstraße 123</text:p>
            <text:p text:style-name="P1">12345 Berlin</text:p>
          </table:table-cell>
          <table:table-cell table:style-name="Table1.A1" office:value-type="string">
            <text:p text:style-name="P6"><text:span text:style-name="T2">Ihr Zeichen:</text:span> zeichen-1234</text:p>
            <text:p text:style-name="P1"><text:span text:style-name="T2">Ihre Nachricht:</text:span> &lt;Nachricht&gt;</text:p>
            <text:p text:style-name="P1"/>
            <text:p text:style-name="P1"><text:span text:style-name="T2">Name:</text:span> &lt;Vorname&gt; &lt;Nachname&gt;</text:p>
            <text:p text:style-name="P1"><text:span text:style-name="T2">Telefon:</text:span> +49 123 4567 8901</text:p>
            <text:p text:style-name="P1"><text:span text:style-name="T2">E-Mail:</text:span> name@example.com</text:p>
            <text:p text:style-name="P1"/>
            <text:p text:style-name="P1"><text:span text:style-name="T2">Datum:</text:span> 01.01.2020</text:p>
          </table:table-cell>
        </table:table-row>
      </table:table>
      <text:p text:style-name="P7"/>
      <text:p text:style-name="Standard"><text:span text:style-name="T2">&lt;Zusammenfassung des Schreibens als Betreff (&lt;Referenznr.&gt;)  &gt;</text:span></text:p>
      <text:p text:style-name="Standard"/>
      <text:p text:style-name="Standard"/>
      <text:p text:style-name="Standard">Sehr geehrte Damen und Herren,</text:p>
      <text:p text:style-name="Standard"/>
      <text:p text:style-name="Standard">Lorem ipsum dolor sit amet, consectetur adipiscing elit.</text:p>
      <text:p text:style-name="Standard"/>
      <text:p text:style-name="Standard">Pellentesque non scelerisque velit. Proin sollicitudin lobortis magna, at sollicitudin elit volutpat eget. Nulla eget posuere mauris. Nam finibus urna at mattis pharetra. Donec quis fringilla magna, id imperdiet nisl. Nulla facilisi. Integer a sapien ac libero tempor consectetur ullamcorper et mauris. Cras feugiat vulputate magna. Phasellus ut erat et lacus euismod elementum non sit amet mauris. Mauris euismod sapien sit amet tellus tempor congue. Proin tellus lacus, pellentesque condimentum leo in, luctus venenatis eros. Cras a augue maximus, pellentesque nulla non, vulputate arcu. Donec eleifend ex nec lorem tempus, at blandit lacus tincidunt.</text:p>
      <text:p text:style-name="Standard"/>
      <text:p text:style-name="Standard">Nam auctor sem eget diam auctor, vel fermentum odio dapibus. Donec gravida pulvinar neque in convallis. Vivamus eros dolor, tempor ut libero consectetur, pharetra dictum elit. Fusce eget malesuada leo. Pellentesque id urna in dolor congue venenatis. Nullam ut nibh turpis. Sed et commodo nisl. Quisque ac pharetra nisi. Vestibulum bibendum mattis sapien ut iaculis. Nam tempor scelerisque nisi, egestas porta nisl commodo quis. Integer pellentesque egestas gravida.</text:p>
      <text:p text:style-name="Standard"/>
      <text:p text:style-name="Standard"/>
      <text:p text:style-name="Standard">Mit freundlichen Grüßen</text:p>
      <text:p text:style-name="Standard"/>
      <text:p text:style-name="Standard"/>
      <text:p text:style-name="Standard">&lt;Vorname&gt; &lt;Nachname&gt;</text:p>
      <text:p text:style-name="Standard"/>
      <text:p text:style-name="Standard"/>
      <text:p text:style-name="Standard"><text:span text:style-name="T2">Anlagen</text:span></text:p>
      <text:list xml:id="list3720715394" text:style-name="WWNum1">
        <text:list-item>
          <text:p text:style-name="P8"/>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none"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none"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8pt" style:font-size-asian="18pt" style:font-size-complex="18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6654in" fo:margin-bottom="0.6654in" fo:margin-left="0.9839in" fo:margin-right="0.7866in" fo:background-color="#ffffff" style:writing-mode="lr-tb" style:layout-grid-color="#c0c0c0" style:layout-grid-lines="263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19" meta:word-count="218" meta:character-count="1567" meta:non-whitespace-character-count="1367"/>
    <meta:generator>LibreOfficeDev/6.0.5.2$Linux_X86_64 LibreOffice_project/</meta:generator>
  </office:meta>
</office:document-meta>
</file>